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10.97pt" svg:y="149.1pt">
            <draw:object draw:notify-on-update-of-ranges="Sheet1.A2:Sheet1.A15 Sheet1.D1:Sheet1.D1 Sheet1.D2:Sheet1.D15 Sheet1.E1:Sheet1.E1 Sheet1.E2:Sheet1.E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Shoppercountr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unt Benign</text:p>
          </table:table-cell>
          <table:table-cell office:value-type="string" calcext:value-type="string">
            <text:p>Fraction Fraud</text:p>
          </table:table-cell>
          <table:table-cell office:value-type="string" calcext:value-type="string">
            <text:p>Fraction Benign</text:p>
          </table:table-cell>
        </table:table-row>
        <table:table-row table:style-name="ro2">
          <table:table-cell office:value-type="string" calcext:value-type="string">
            <text:p>AU</text:p>
          </table:table-cell>
          <table:table-cell office:value-type="float" office:value="115" calcext:value-type="float">
            <text:p>115</text:p>
          </table:table-cell>
          <table:table-cell office:value-type="float" office:value="22488" calcext:value-type="float">
            <text:p>22488</text:p>
          </table:table-cell>
          <table:table-cell table:formula="of:=[.B2]/345" office:value-type="float" office:value="0.333333333333333" calcext:value-type="float">
            <text:p>0.333333333333333</text:p>
          </table:table-cell>
          <table:table-cell table:formula="of:=[.C2]/236353" office:value-type="float" office:value="0.0951458200234395" calcext:value-type="float">
            <text:p>0.09514582002344</text:p>
          </table:table-cell>
        </table:table-row>
        <table:table-row table:style-name="ro2"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B3]/345" office:value-type="float" office:value="0.00289855072463768" calcext:value-type="float">
            <text:p>0.002898550724638</text:p>
          </table:table-cell>
          <table:table-cell table:formula="of:=[.C3]/236353" office:value-type="float" office:value="0.000253857577437139" calcext:value-type="float">
            <text:p>0.000253857577437</text:p>
          </table:table-cell>
        </table:table-row>
        <table:table-row table:style-name="ro2">
          <table:table-cell office:value-type="string" calcext:value-type="string">
            <text:p>BR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B4]/345" office:value-type="float" office:value="0.00579710144927536" calcext:value-type="float">
            <text:p>0.005797101449275</text:p>
          </table:table-cell>
          <table:table-cell table:formula="of:=[.C4]/236353" office:value-type="float" office:value="0.0000676953539832369" calcext:value-type="float">
            <text:p>6.76953539832369E-05</text:p>
          </table:table-cell>
        </table:table-row>
        <table:table-row table:style-name="ro2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formula="of:=[.B5]/345" office:value-type="float" office:value="0.00289855072463768" calcext:value-type="float">
            <text:p>0.002898550724638</text:p>
          </table:table-cell>
          <table:table-cell table:formula="of:=[.C5]/236353" office:value-type="float" office:value="0.00167546001108511" calcext:value-type="float">
            <text:p>0.001675460011085</text:p>
          </table:table-cell>
        </table:table-row>
        <table:table-row table:style-name="ro2">
          <table:table-cell office:value-type="string" calcext:value-type="string">
            <text:p>GB</text:p>
          </table:table-cell>
          <table:table-cell office:value-type="float" office:value="32" calcext:value-type="float">
            <text:p>32</text:p>
          </table:table-cell>
          <table:table-cell office:value-type="float" office:value="174921" calcext:value-type="float">
            <text:p>174921</text:p>
          </table:table-cell>
          <table:table-cell table:formula="of:=[.B6]/345" office:value-type="float" office:value="0.0927536231884058" calcext:value-type="float">
            <text:p>0.092753623188406</text:p>
          </table:table-cell>
          <table:table-cell table:formula="of:=[.C6]/236353" office:value-type="float" office:value="0.740083688381362" calcext:value-type="float">
            <text:p>0.740083688381362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B7]/345" office:value-type="float" office:value="0.00289855072463768" calcext:value-type="float">
            <text:p>0.002898550724638</text:p>
          </table:table-cell>
          <table:table-cell table:formula="of:=[.C7]/236353" office:value-type="float" office:value="0.000122697829094617" calcext:value-type="float">
            <text:p>0.000122697829095</text:p>
          </table:table-cell>
        </table:table-row>
        <table:table-row table:style-name="ro2">
          <table:table-cell office:value-type="string" calcext:value-type="string">
            <text:p>MX</text:p>
          </table:table-cell>
          <table:table-cell office:value-type="float" office:value="154" calcext:value-type="float">
            <text:p>154</text:p>
          </table:table-cell>
          <table:table-cell office:value-type="float" office:value="9834" calcext:value-type="float">
            <text:p>9834</text:p>
          </table:table-cell>
          <table:table-cell table:formula="of:=[.B8]/345" office:value-type="float" office:value="0.446376811594203" calcext:value-type="float">
            <text:p>0.446376811594203</text:p>
          </table:table-cell>
          <table:table-cell table:formula="of:=[.C8]/236353" office:value-type="float" office:value="0.041607256941947" calcext:value-type="float">
            <text:p>0.041607256941947</text:p>
          </table:table-cell>
        </table:table-row>
        <table:table-row table:style-name="ro2">
          <table:table-cell office:value-type="string" calcext:value-type="string">
            <text:p>MY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[.B9]/345" office:value-type="float" office:value="0.00289855072463768" calcext:value-type="float">
            <text:p>0.002898550724638</text:p>
          </table:table-cell>
          <table:table-cell table:formula="of:=[.C9]/236353" office:value-type="float" office:value="0.000203086061949711" calcext:value-type="float">
            <text:p>0.00020308606195</text:p>
          </table:table-cell>
        </table:table-row>
        <table:table-row table:style-name="ro2">
          <table:table-cell office:value-type="string" calcext:value-type="string">
            <text:p>NG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formula="of:=[.B10]/345" office:value-type="float" office:value="0.00289855072463768" calcext:value-type="float">
            <text:p>0.002898550724638</text:p>
          </table:table-cell>
          <table:table-cell table:formula="of:=[.C10]/236353" office:value-type="float" office:value="0.000283474294804805" calcext:value-type="float">
            <text:p>0.000283474294805</text:p>
          </table:table-cell>
        </table:table-row>
        <table:table-row table:style-name="ro2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table:formula="of:=[.B11]/345" office:value-type="float" office:value="0.00289855072463768" calcext:value-type="float">
            <text:p>0.002898550724638</text:p>
          </table:table-cell>
          <table:table-cell table:formula="of:=[.C11]/236353" office:value-type="float" office:value="0.000478098437506611" calcext:value-type="float">
            <text:p>0.000478098437507</text:p>
          </table:table-cell>
        </table:table-row>
        <table:table-row table:style-name="ro2">
          <table:table-cell office:value-type="string" calcext:value-type="string">
            <text:p>NZ</text:p>
          </table:table-cell>
          <table:table-cell office:value-type="float" office:value="6" calcext:value-type="float">
            <text:p>6</text:p>
          </table:table-cell>
          <table:table-cell office:value-type="float" office:value="4514" calcext:value-type="float">
            <text:p>4514</text:p>
          </table:table-cell>
          <table:table-cell table:formula="of:=[.B12]/345" office:value-type="float" office:value="0.0173913043478261" calcext:value-type="float">
            <text:p>0.017391304347826</text:p>
          </table:table-cell>
          <table:table-cell table:formula="of:=[.C12]/236353" office:value-type="float" office:value="0.0190985517425207" calcext:value-type="float">
            <text:p>0.019098551742521</text:p>
          </table:table-cell>
        </table:table-row>
        <table:table-row table:style-name="ro2">
          <table:table-cell office:value-type="string" calcext:value-type="string">
            <text:p>SE</text:p>
          </table:table-cell>
          <table:table-cell office:value-type="float" office:value="28" calcext:value-type="float">
            <text:p>28</text:p>
          </table:table-cell>
          <table:table-cell office:value-type="float" office:value="18134" calcext:value-type="float">
            <text:p>18134</text:p>
          </table:table-cell>
          <table:table-cell table:formula="of:=[.B13]/345" office:value-type="float" office:value="0.0811594202898551" calcext:value-type="float">
            <text:p>0.081159420289855</text:p>
          </table:table-cell>
          <table:table-cell table:formula="of:=[.C13]/236353" office:value-type="float" office:value="0.0767242218207512" calcext:value-type="float">
            <text:p>0.076724221820751</text:p>
          </table:table-cell>
        </table:table-row>
        <table:table-row table:style-name="ro2"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table:formula="of:=[.B14]/345" office:value-type="float" office:value="0.00289855072463768" calcext:value-type="float">
            <text:p>0.002898550724638</text:p>
          </table:table-cell>
          <table:table-cell table:formula="of:=[.C14]/236353" office:value-type="float" office:value="0.000647336822464703" calcext:value-type="float">
            <text:p>0.000647336822465</text:p>
          </table:table-cell>
        </table:table-row>
        <table:table-row table:style-name="ro2"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759" calcext:value-type="float">
            <text:p>759</text:p>
          </table:table-cell>
          <table:table-cell table:formula="of:=[.B15]/345" office:value-type="float" office:value="0.00289855072463768" calcext:value-type="float">
            <text:p>0.002898550724638</text:p>
          </table:table-cell>
          <table:table-cell table:formula="of:=[.C15]/236353" office:value-type="float" office:value="0.0032112983545798" calcext:value-type="float">
            <text:p>0.003211298354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0:20:39.506437666</meta:creation-date>
    <dc:date>2019-05-07T12:48:48.876719679</dc:date>
    <meta:editing-duration>PT2H17M57S</meta:editing-duration>
    <meta:editing-cycles>3</meta:editing-cycles>
    <meta:generator>LibreOffice/6.0.7.3$Linux_X86_64 LibreOffice_project/00m0$Build-3</meta:generator>
    <meta:document-statistic meta:table-count="1" meta:cell-count="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67cm" svg:y="0.316cm" chart:style-name="ch2">
          <text:p>Fraction Fraud vs Fraction Benign</text:p>
        </chart:title>
        <chart:legend chart:legend-position="end" svg:x="12.179cm" svg:y="3.946cm" style:legend-expansion="high" chart:style-name="ch3"/>
        <chart:plot-area chart:style-name="ch4" table:cell-range-address="Sheet1.A2:Sheet1.A15 Sheet1.D1:Sheet1.E15" chart:data-source-has-labels="both" svg:x="1.321cm" svg:y="1.301cm" svg:width="10.538cm" svg:height="6.548cm">
          <chartooo:coordinate-region svg:x="2.059cm" svg:y="1.503cm" svg:width="9.555cm" svg:height="5.693cm"/>
          <chart:axis chart:dimension="x" chart:name="primary-x" chart:style-name="ch5" chartooo:axis-type="auto">
            <chartooo:date-scale/>
            <chart:title svg:x="5.982cm" svg:y="8.029cm" chart:style-name="ch6">
              <text:p>Country</text:p>
            </chart:title>
            <chart:categories table:cell-range-address="Sheet1.A2:Sheet1.A15"/>
          </chart:axis>
          <chart:axis chart:dimension="y" chart:name="primary-y" chart:style-name="ch5">
            <chart:title svg:x="0.451cm" svg:y="5.193cm" chart:style-name="ch7">
              <text:p>Fraction</text:p>
            </chart:title>
            <chart:grid chart:style-name="ch8" chart:class="major"/>
          </chart:axis>
          <chart:series chart:style-name="ch9" chart:values-cell-range-address="Sheet1.D2:Sheet1.D15" chart:label-cell-address="Sheet1.D1:Sheet1.D1" chart:class="chart:line">
            <chart:data-point chart:repeated="14"/>
          </chart:series>
          <chart:series chart:style-name="ch10" chart:values-cell-range-address="Sheet1.E2:Sheet1.E15" chart:label-cell-address="Sheet1.E1:Sheet1.E1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ction Fraud</text:p>
                <draw:g>
                  <svg:desc>Sheet1.D1:Sheet1.D1</svg:desc>
                </draw:g>
              </table:table-cell>
              <table:table-cell office:value-type="string">
                <text:p>Fraction Benign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</text:p>
                <draw:g>
                  <svg:desc>Sheet1.A2:Sheet1.A15</svg:desc>
                </draw:g>
              </table:table-cell>
              <table:table-cell office:value-type="float" office:value="0.333333333333333">
                <text:p>0.333333333333333</text:p>
                <draw:g>
                  <svg:desc>Sheet1.D2:Sheet1.D15</svg:desc>
                </draw:g>
              </table:table-cell>
              <table:table-cell office:value-type="float" office:value="0.0951458200234395">
                <text:p>0.0951458200234395</text:p>
                <draw:g>
                  <svg:desc>Sheet1.E2:Sheet1.E15</svg:desc>
                </draw:g>
              </table:table-cell>
            </table:table-row>
            <table:table-row>
              <table:table-cell office:value-type="string">
                <text:p>BG</text:p>
              </table:table-cell>
              <table:table-cell office:value-type="float" office:value="0.00289855072463768">
                <text:p>0.00289855072463768</text:p>
              </table:table-cell>
              <table:table-cell office:value-type="float" office:value="0.000253857577437139">
                <text:p>0.000253857577437139</text:p>
              </table:table-cell>
            </table:table-row>
            <table:table-row>
              <table:table-cell office:value-type="string">
                <text:p>BR</text:p>
              </table:table-cell>
              <table:table-cell office:value-type="float" office:value="0.00579710144927536">
                <text:p>0.00579710144927536</text:p>
              </table:table-cell>
              <table:table-cell office:value-type="float" office:value="0.0000676953539832369">
                <text:p>0.0000676953539832369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00289855072463768">
                <text:p>0.00289855072463768</text:p>
              </table:table-cell>
              <table:table-cell office:value-type="float" office:value="0.00167546001108511">
                <text:p>0.00167546001108511</text:p>
              </table:table-cell>
            </table:table-row>
            <table:table-row>
              <table:table-cell office:value-type="string">
                <text:p>GB</text:p>
              </table:table-cell>
              <table:table-cell office:value-type="float" office:value="0.0927536231884058">
                <text:p>0.0927536231884058</text:p>
              </table:table-cell>
              <table:table-cell office:value-type="float" office:value="0.740083688381362">
                <text:p>0.740083688381362</text:p>
              </table:table-cell>
            </table:table-row>
            <table:table-row>
              <table:table-cell office:value-type="string">
                <text:p>ID</text:p>
              </table:table-cell>
              <table:table-cell office:value-type="float" office:value="0.00289855072463768">
                <text:p>0.00289855072463768</text:p>
              </table:table-cell>
              <table:table-cell office:value-type="float" office:value="0.000122697829094617">
                <text:p>0.000122697829094617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0.446376811594203">
                <text:p>0.446376811594203</text:p>
              </table:table-cell>
              <table:table-cell office:value-type="float" office:value="0.041607256941947">
                <text:p>0.041607256941947</text:p>
              </table:table-cell>
            </table:table-row>
            <table:table-row>
              <table:table-cell office:value-type="string">
                <text:p>MY</text:p>
              </table:table-cell>
              <table:table-cell office:value-type="float" office:value="0.00289855072463768">
                <text:p>0.00289855072463768</text:p>
              </table:table-cell>
              <table:table-cell office:value-type="float" office:value="0.000203086061949711">
                <text:p>0.000203086061949711</text:p>
              </table:table-cell>
            </table:table-row>
            <table:table-row>
              <table:table-cell office:value-type="string">
                <text:p>NG</text:p>
              </table:table-cell>
              <table:table-cell office:value-type="float" office:value="0.00289855072463768">
                <text:p>0.00289855072463768</text:p>
              </table:table-cell>
              <table:table-cell office:value-type="float" office:value="0.000283474294804805">
                <text:p>0.000283474294804805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00289855072463768">
                <text:p>0.00289855072463768</text:p>
              </table:table-cell>
              <table:table-cell office:value-type="float" office:value="0.000478098437506611">
                <text:p>0.000478098437506611</text:p>
              </table:table-cell>
            </table:table-row>
            <table:table-row>
              <table:table-cell office:value-type="string">
                <text:p>NZ</text:p>
              </table:table-cell>
              <table:table-cell office:value-type="float" office:value="0.0173913043478261">
                <text:p>0.0173913043478261</text:p>
              </table:table-cell>
              <table:table-cell office:value-type="float" office:value="0.0190985517425207">
                <text:p>0.0190985517425207</text:p>
              </table:table-cell>
            </table:table-row>
            <table:table-row>
              <table:table-cell office:value-type="string">
                <text:p>SE</text:p>
              </table:table-cell>
              <table:table-cell office:value-type="float" office:value="0.0811594202898551">
                <text:p>0.0811594202898551</text:p>
              </table:table-cell>
              <table:table-cell office:value-type="float" office:value="0.0767242218207512">
                <text:p>0.0767242218207512</text:p>
              </table:table-cell>
            </table:table-row>
            <table:table-row>
              <table:table-cell office:value-type="string">
                <text:p>TH</text:p>
              </table:table-cell>
              <table:table-cell office:value-type="float" office:value="0.00289855072463768">
                <text:p>0.00289855072463768</text:p>
              </table:table-cell>
              <table:table-cell office:value-type="float" office:value="0.000647336822464703">
                <text:p>0.000647336822464703</text:p>
              </table:table-cell>
            </table:table-row>
            <table:table-row>
              <table:table-cell office:value-type="string">
                <text:p>US</text:p>
              </table:table-cell>
              <table:table-cell office:value-type="float" office:value="0.00289855072463768">
                <text:p>0.00289855072463768</text:p>
              </table:table-cell>
              <table:table-cell office:value-type="float" office:value="0.0032112983545798">
                <text:p>0.00321129835457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